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1.436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</style:style>
  </office:automatic-styles>
  <office:body>
    <office:spreadsheet>
      <table:table table:name="Ark1" table:style-name="ta1" table:print="false"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2" table:default-cell-style-name="ce4"/>
        <table:table-column table:style-name="co2" table:number-columns-repeated="1002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1" office:value-type="string">
            <text:p>SOFTWARE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1" office:value-type="string">
            <text:p>WITH CACHE</text:p>
          </table:table-cell>
          <table:table-cell table:number-columns-repeated="2"/>
          <table:table-cell table:style-name="ce1" office:value-type="string">
            <text:p>WRITES TO D-TILE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1" office:value-type="string">
            <text:p>NO INTERRUPT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8"/>
          <table:table-cell office:value-type="string">
            <text:p>IDLE: 0.0323 kW ± 0.0003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1" office:value-type="string">
            <text:p>NO DMA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5" office:value-type="string">
            <text:p>NOTE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SUM([.F9:.U9])" office:value-type="float" office:value="13041">
            <text:p>13041</text:p>
          </table:table-cell>
          <table:table-cell office:value-type="float" office:value="13041">
            <text:p>13041</text:p>
          </table:table-cell>
          <table:table-cell table:number-columns-repeated="15"/>
          <table:table-cell table:style-name="ce8"/>
          <table:table-cell table:number-columns-repeated="8"/>
          <table:table-cell office:value-type="string">
            <text:p>0.0350 kW ± 0.0004</text:p>
          </table:table-cell>
          <table:table-cell table:number-columns-repeated="993"/>
        </table:table-row>
        <table:table-row table:style-name="ro1">
          <table:table-cell table:number-columns-repeated="4"/>
          <table:table-cell table:formula="of:=SUM([.F10:.U10])" office:value-type="float" office:value="26105">
            <text:p>26105</text:p>
          </table:table-cell>
          <table:table-cell office:value-type="float" office:value="13041">
            <text:p>13041</text:p>
          </table:table-cell>
          <table:table-cell office:value-type="float" office:value="13064">
            <text:p>1306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SUM([.F11:.U11])" office:value-type="float" office:value="39185">
            <text:p>39185</text:p>
          </table:table-cell>
          <table:table-cell office:value-type="float" office:value="13041">
            <text:p>13041</text:p>
          </table:table-cell>
          <table:table-cell office:value-type="float" office:value="13064">
            <text:p>13064</text:p>
          </table:table-cell>
          <table:table-cell office:value-type="float" office:value="13080">
            <text:p>13080</text:p>
          </table:table-cell>
          <table:table-cell table:number-columns-repeated="13"/>
          <table:table-cell office:value-type="string">
            <text:p>Cache bug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SUM([.F12:.U12])" office:value-type="float" office:value="36470">
            <text:p>36470</text:p>
          </table:table-cell>
          <table:table-cell office:value-type="float" office:value="11114">
            <text:p>11114</text:p>
          </table:table-cell>
          <table:table-cell office:value-type="float" office:value="10801">
            <text:p>10801</text:p>
          </table:table-cell>
          <table:table-cell office:value-type="float" office:value="7258">
            <text:p>7258</text:p>
          </table:table-cell>
          <table:table-cell office:value-type="float" office:value="7297">
            <text:p>7297</text:p>
          </table:table-cell>
          <table:table-cell table:number-columns-repeated="12"/>
          <table:table-cell office:value-type="string">
            <text:p>Perfomance drop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SUM([.F13:.U13])" office:value-type="float" office:value="36449">
            <text:p>36449</text:p>
          </table:table-cell>
          <table:table-cell office:value-type="float" office:value="8064">
            <text:p>8064</text:p>
          </table:table-cell>
          <table:table-cell office:value-type="float" office:value="8033">
            <text:p>8033</text:p>
          </table:table-cell>
          <table:table-cell office:value-type="float" office:value="4065">
            <text:p>4065</text:p>
          </table:table-cell>
          <table:table-cell office:value-type="float" office:value="4063">
            <text:p>4063</text:p>
          </table:table-cell>
          <table:table-cell office:value-type="float" office:value="12224">
            <text:p>12224</text:p>
          </table:table-cell>
          <table:table-cell table:number-columns-repeated="11"/>
          <table:table-cell office:value-type="string">
            <text:p>CPU 4 much higher performance, suspecting XY-network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SUM([.F14:.U14])" office:value-type="float" office:value="36452">
            <text:p>36452</text:p>
          </table:table-cell>
          <table:table-cell office:value-type="float" office:value="6063">
            <text:p>6063</text:p>
          </table:table-cell>
          <table:table-cell office:value-type="float" office:value="6073">
            <text:p>6073</text:p>
          </table:table-cell>
          <table:table-cell table:number-columns-repeated="2" office:value-type="float" office:value="3047">
            <text:p>3047</text:p>
          </table:table-cell>
          <table:table-cell office:value-type="float" office:value="9140">
            <text:p>9140</text:p>
          </table:table-cell>
          <table:table-cell office:value-type="float" office:value="9082">
            <text:p>908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SUM([.F15:.U15])" office:value-type="float" office:value="36450">
            <text:p>36450</text:p>
          </table:table-cell>
          <table:table-cell office:value-type="float" office:value="4237">
            <text:p>4237</text:p>
          </table:table-cell>
          <table:table-cell office:value-type="float" office:value="4244">
            <text:p>4244</text:p>
          </table:table-cell>
          <table:table-cell table:number-columns-repeated="2" office:value-type="float" office:value="2125">
            <text:p>2125</text:p>
          </table:table-cell>
          <table:table-cell table:number-columns-repeated="2" office:value-type="float" office:value="6367">
            <text:p>6367</text:p>
          </table:table-cell>
          <table:table-cell office:value-type="float" office:value="10985">
            <text:p>10985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SUM([.F16:.U16])" office:value-type="float" office:value="36457">
            <text:p>36457</text:p>
          </table:table-cell>
          <table:table-cell office:value-type="float" office:value="4044">
            <text:p>4044</text:p>
          </table:table-cell>
          <table:table-cell office:value-type="float" office:value="4051">
            <text:p>4051</text:p>
          </table:table-cell>
          <table:table-cell table:number-columns-repeated="2" office:value-type="float" office:value="2027">
            <text:p>2027</text:p>
          </table:table-cell>
          <table:table-cell table:number-columns-repeated="4" office:value-type="float" office:value="6077">
            <text:p>6077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SUM([.F17:.U17])" office:value-type="float" office:value="36446">
            <text:p>36446</text:p>
          </table:table-cell>
          <table:table-cell office:value-type="float" office:value="2686">
            <text:p>2686</text:p>
          </table:table-cell>
          <table:table-cell office:value-type="float" office:value="2691">
            <text:p>2691</text:p>
          </table:table-cell>
          <table:table-cell table:number-columns-repeated="2" office:value-type="float" office:value="1345">
            <text:p>1345</text:p>
          </table:table-cell>
          <table:table-cell table:number-columns-repeated="4" office:value-type="float" office:value="4035">
            <text:p>4035</text:p>
          </table:table-cell>
          <table:table-cell office:value-type="float" office:value="12239">
            <text:p>12239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SUM([.F18:.U18])" office:value-type="float" office:value="36457">
            <text:p>36457</text:p>
          </table:table-cell>
          <table:table-cell office:value-type="float" office:value="2022">
            <text:p>2022</text:p>
          </table:table-cell>
          <table:table-cell office:value-type="float" office:value="2026">
            <text:p>2026</text:p>
          </table:table-cell>
          <table:table-cell table:number-columns-repeated="2" office:value-type="float" office:value="1013">
            <text:p>1013</text:p>
          </table:table-cell>
          <table:table-cell table:number-columns-repeated="4" office:value-type="float" office:value="3039">
            <text:p>3039</text:p>
          </table:table-cell>
          <table:table-cell office:value-type="float" office:value="9131">
            <text:p>9131</text:p>
          </table:table-cell>
          <table:table-cell office:value-type="float" office:value="9096">
            <text:p>909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SUM([.F19:.U19])" office:value-type="float" office:value="37640">
            <text:p>37640</text:p>
          </table:table-cell>
          <table:table-cell office:value-type="float" office:value="1463">
            <text:p>1463</text:p>
          </table:table-cell>
          <table:table-cell office:value-type="float" office:value="1467">
            <text:p>1467</text:p>
          </table:table-cell>
          <table:table-cell table:number-columns-repeated="2" office:value-type="float" office:value="733">
            <text:p>733</text:p>
          </table:table-cell>
          <table:table-cell table:number-columns-repeated="4" office:value-type="float" office:value="2200">
            <text:p>2200</text:p>
          </table:table-cell>
          <table:table-cell table:number-columns-repeated="2" office:value-type="float" office:value="6600">
            <text:p>6600</text:p>
          </table:table-cell>
          <table:table-cell office:value-type="float" office:value="11244">
            <text:p>11244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SUM([.F20:.U20])" office:value-type="float" office:value="36442">
            <text:p>36442</text:p>
          </table:table-cell>
          <table:table-cell office:value-type="float" office:value="1017">
            <text:p>1017</text:p>
          </table:table-cell>
          <table:table-cell office:value-type="float" office:value="1021">
            <text:p>1021</text:p>
          </table:table-cell>
          <table:table-cell table:number-columns-repeated="2" office:value-type="float" office:value="511">
            <text:p>511</text:p>
          </table:table-cell>
          <table:table-cell table:number-columns-repeated="4" office:value-type="float" office:value="1531">
            <text:p>1531</text:p>
          </table:table-cell>
          <table:table-cell table:number-columns-repeated="2" office:value-type="float" office:value="4595">
            <text:p>4595</text:p>
          </table:table-cell>
          <table:table-cell office:value-type="float" office:value="9188">
            <text:p>9188</text:p>
          </table:table-cell>
          <table:table-cell office:value-type="float" office:value="8880">
            <text:p>8880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formula="of:=SUM([.F21:.U21])" office:value-type="float" office:value="36868">
            <text:p>36868</text:p>
          </table:table-cell>
          <table:table-cell office:value-type="float" office:value="1020">
            <text:p>1020</text:p>
          </table:table-cell>
          <table:table-cell office:value-type="float" office:value="1035">
            <text:p>1035</text:p>
          </table:table-cell>
          <table:table-cell table:number-columns-repeated="2" office:value-type="float" office:value="517">
            <text:p>517</text:p>
          </table:table-cell>
          <table:table-cell table:number-columns-repeated="4" office:value-type="float" office:value="1550">
            <text:p>1550</text:p>
          </table:table-cell>
          <table:table-cell office:value-type="float" office:value="4656">
            <text:p>4656</text:p>
          </table:table-cell>
          <table:table-cell table:style-name="ce7" office:value-type="float" office:value="4656">
            <text:p>4656</text:p>
          </table:table-cell>
          <table:table-cell table:style-name="ce7" office:value-type="float" office:value="9161">
            <text:p>9161</text:p>
          </table:table-cell>
          <table:table-cell office:value-type="float" office:value="4553">
            <text:p>4553</text:p>
          </table:table-cell>
          <table:table-cell table:style-name="ce7" office:value-type="float" office:value="4553">
            <text:p>45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SUM([.F22:.U22])" office:value-type="float" office:value="36447">
            <text:p>36447</text:p>
          </table:table-cell>
          <table:table-cell office:value-type="float" office:value="1012">
            <text:p>1012</text:p>
          </table:table-cell>
          <table:table-cell table:style-name="ce7" office:value-type="float" office:value="1016">
            <text:p>1016</text:p>
          </table:table-cell>
          <table:table-cell table:number-columns-repeated="2" office:value-type="float" office:value="508">
            <text:p>508</text:p>
          </table:table-cell>
          <table:table-cell office:value-type="float" office:value="1525">
            <text:p>1525</text:p>
          </table:table-cell>
          <table:table-cell table:number-columns-repeated="3" table:style-name="ce7" office:value-type="float" office:value="1525">
            <text:p>1525</text:p>
          </table:table-cell>
          <table:table-cell office:value-type="float" office:value="4573">
            <text:p>4573</text:p>
          </table:table-cell>
          <table:table-cell table:style-name="ce7" office:value-type="float" office:value="4573">
            <text:p>4573</text:p>
          </table:table-cell>
          <table:table-cell office:value-type="float" office:value="9146">
            <text:p>9146</text:p>
          </table:table-cell>
          <table:table-cell office:value-type="float" office:value="2266">
            <text:p>2266</text:p>
          </table:table-cell>
          <table:table-cell table:style-name="ce7" office:value-type="float" office:value="2266">
            <text:p>2266</text:p>
          </table:table-cell>
          <table:table-cell office:value-type="float" office:value="4479">
            <text:p>4479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SUM([.F23:.U23])" office:value-type="float" office:value="36444">
            <text:p>36444</text:p>
          </table:table-cell>
          <table:table-cell office:value-type="float" office:value="1010">
            <text:p>1010</text:p>
          </table:table-cell>
          <table:table-cell office:value-type="float" office:value="1014">
            <text:p>1014</text:p>
          </table:table-cell>
          <table:table-cell table:number-columns-repeated="2" office:value-type="float" office:value="507">
            <text:p>507</text:p>
          </table:table-cell>
          <table:table-cell table:number-columns-repeated="4" office:value-type="float" office:value="1521">
            <text:p>1521</text:p>
          </table:table-cell>
          <table:table-cell table:number-columns-repeated="2" office:value-type="float" office:value="4564">
            <text:p>4564</text:p>
          </table:table-cell>
          <table:table-cell office:value-type="float" office:value="9128">
            <text:p>9128</text:p>
          </table:table-cell>
          <table:table-cell table:number-columns-repeated="2" office:value-type="float" office:value="1524">
            <text:p>1524</text:p>
          </table:table-cell>
          <table:table-cell office:value-type="float" office:value="3031">
            <text:p>3031</text:p>
          </table:table-cell>
          <table:table-cell office:value-type="float" office:value="2987">
            <text:p>298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SUM([.F24:.U24])" office:value-type="float" office:value="37645">
            <text:p>37645</text:p>
          </table:table-cell>
          <table:table-cell office:value-type="float" office:value="1042">
            <text:p>1042</text:p>
          </table:table-cell>
          <table:table-cell office:value-type="float" office:value="1046">
            <text:p>1046</text:p>
          </table:table-cell>
          <table:table-cell table:number-columns-repeated="2" office:value-type="float" office:value="523">
            <text:p>523</text:p>
          </table:table-cell>
          <table:table-cell table:number-columns-repeated="4" office:value-type="float" office:value="1569">
            <text:p>1569</text:p>
          </table:table-cell>
          <table:table-cell table:number-columns-repeated="2" office:value-type="float" office:value="4706">
            <text:p>4706</text:p>
          </table:table-cell>
          <table:table-cell office:value-type="float" office:value="9411">
            <text:p>9411</text:p>
          </table:table-cell>
          <table:table-cell table:number-columns-repeated="2" office:value-type="float" office:value="1572">
            <text:p>1572</text:p>
          </table:table-cell>
          <table:table-cell office:value-type="float" office:value="3124">
            <text:p>3124</text:p>
          </table:table-cell>
          <table:table-cell table:number-columns-repeated="2" office:value-type="float" office:value="1572">
            <text:p>1572</text:p>
          </table:table-cell>
          <table:table-cell table:number-columns-repeated="9"/>
          <table:table-cell office:value-type="string">
            <text:p>0.0330 kW ± 0.0004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Observations: </text:p>
          </table:table-cell>
          <table:table-cell table:style-name="Default"/>
          <table:table-cell office:value-type="string">
            <text:p>The more quarrel a row has, the less performance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style-name="Default"/>
          <table:table-cell office:value-type="string">
            <text:p>CPU 10 always keeps high performance, assumingly due to being the only one sending to left only.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style-name="Default"/>
          <table:table-cell office:value-type="string">
            <text:p>Assumption: All goes via D-tile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1" office:value-type="string">
            <text:p>ACCELERATOR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1" office:value-type="string">
            <text:p>WITH CACHE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1" office:value-type="string">
            <text:p>WITH INTERRUPT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>
            <text:p>NO DMA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5" office:value-type="string">
            <text:p>NOTE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SUM([.F40:.U40])" office:value-type="float" office:value="37711">
            <text:p>37711</text:p>
          </table:table-cell>
          <table:table-cell office:value-type="float" office:value="37711">
            <text:p>37711</text:p>
          </table:table-cell>
          <table:table-cell table:number-columns-repeated="15"/>
          <table:table-cell table:style-name="ce8"/>
          <table:table-cell table:number-columns-repeated="1002"/>
        </table:table-row>
        <table:table-row table:style-name="ro1">
          <table:table-cell table:number-columns-repeated="4"/>
          <table:table-cell table:formula="of:=SUM([.F41:.U41])" office:value-type="float" office:value="80237">
            <text:p>80237</text:p>
          </table:table-cell>
          <table:table-cell office:value-type="float" office:value="37655">
            <text:p>37655</text:p>
          </table:table-cell>
          <table:table-cell office:value-type="float" office:value="42582">
            <text:p>4258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SUM([.F42:.U42])" office:value-type="float" office:value="117791">
            <text:p>117791</text:p>
          </table:table-cell>
          <table:table-cell office:value-type="float" office:value="37556">
            <text:p>37556</text:p>
          </table:table-cell>
          <table:table-cell office:value-type="float" office:value="42450">
            <text:p>42450</text:p>
          </table:table-cell>
          <table:table-cell office:value-type="float" office:value="37785">
            <text:p>3778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SUM([.F43:.U43])" office:value-type="float" office:value="150799">
            <text:p>150799</text:p>
          </table:table-cell>
          <table:table-cell office:value-type="float" office:value="37391">
            <text:p>37391</text:p>
          </table:table-cell>
          <table:table-cell office:value-type="float" office:value="42271">
            <text:p>42271</text:p>
          </table:table-cell>
          <table:table-cell office:value-type="float" office:value="37496">
            <text:p>37496</text:p>
          </table:table-cell>
          <table:table-cell office:value-type="float" office:value="33641">
            <text:p>3364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SUM([.F44:.U44])" office:value-type="float" office:value="0">
            <text:p>0</text:p>
          </table:table-cell>
          <table:table-cell table:style-name="ce5" office:value-type="string">
            <text:p>MASS DEATH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SUM([.F45:.U4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46:.U46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47:.U47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48:.U48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49:.U49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50:.U50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51:.U51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52:.U52])" office:value-type="float" office:value="0">
            <text:p>0</text:p>
          </table:table-cell>
          <table:table-cell table:number-columns-repeated="9"/>
          <table:table-cell table:style-name="ce7" table:number-columns-repeated="2"/>
          <table:table-cell/>
          <table:table-cell table:style-name="ce7"/>
          <table:table-cell table:number-columns-repeated="1006"/>
        </table:table-row>
        <table:table-row table:style-name="ro1">
          <table:table-cell table:number-columns-repeated="4"/>
          <table:table-cell table:formula="of:=SUM([.F53:.U53])" office:value-type="float" office:value="0">
            <text:p>0</text:p>
          </table:table-cell>
          <table:table-cell/>
          <table:table-cell table:style-name="ce7"/>
          <table:table-cell table:number-columns-repeated="3"/>
          <table:table-cell table:style-name="ce7" table:number-columns-repeated="3"/>
          <table:table-cell/>
          <table:table-cell table:style-name="ce7"/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number-columns-repeated="4"/>
          <table:table-cell table:formula="of:=SUM([.F54:.U54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55:.U5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Observations:</text:p>
          </table:table-cell>
          <table:table-cell table:style-name="Default"/>
          <table:table-cell office:value-type="string">
            <text:p>When using more than 4 CPUs, the system suffers a mass death. We suspect Black Plague to be the reason.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style-name="Default"/>
          <table:table-cell office:value-type="string">
            <text:p>We're using shared block-ram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1" office:value-type="string">
            <text:p>ACCELERATOR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1" office:value-type="string">
            <text:p>WITH CACHE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1" office:value-type="string">
            <text:p>WITH INTERRUPT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>
            <text:p>WITH DMA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5" office:value-type="string">
            <text:p>NOTE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SUM([.F67:.U67])" office:value-type="float" office:value="42209">
            <text:p>42209</text:p>
          </table:table-cell>
          <table:table-cell office:value-type="float" office:value="42209">
            <text:p>42209</text:p>
          </table:table-cell>
          <table:table-cell table:number-columns-repeated="15"/>
          <table:table-cell table:style-name="ce8"/>
          <table:table-cell table:number-columns-repeated="1002"/>
        </table:table-row>
        <table:table-row table:style-name="ro1">
          <table:table-cell table:number-columns-repeated="4"/>
          <table:table-cell table:formula="of:=SUM([.F68:.U68])" office:value-type="float" office:value="86979">
            <text:p>86979</text:p>
          </table:table-cell>
          <table:table-cell office:value-type="float" office:value="41787">
            <text:p>41787</text:p>
          </table:table-cell>
          <table:table-cell office:value-type="float" office:value="45192">
            <text:p>4519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SUM([.F69:.U69])" office:value-type="float" office:value="126705">
            <text:p>126705</text:p>
          </table:table-cell>
          <table:table-cell office:value-type="float" office:value="41097">
            <text:p>41097</text:p>
          </table:table-cell>
          <table:table-cell office:value-type="float" office:value="44456">
            <text:p>44456</text:p>
          </table:table-cell>
          <table:table-cell office:value-type="float" office:value="41152">
            <text:p>4115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SUM([.F70:.U70])" office:value-type="float" office:value="159372">
            <text:p>159372</text:p>
          </table:table-cell>
          <table:table-cell office:value-type="float" office:value="39799">
            <text:p>39799</text:p>
          </table:table-cell>
          <table:table-cell office:value-type="float" office:value="43303">
            <text:p>43303</text:p>
          </table:table-cell>
          <table:table-cell office:value-type="float" office:value="39824">
            <text:p>39824</text:p>
          </table:table-cell>
          <table:table-cell office:value-type="float" office:value="36446">
            <text:p>3644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SUM([.F71:.U71])" office:value-type="float" office:value="0">
            <text:p>0</text:p>
          </table:table-cell>
          <table:table-cell table:style-name="ce5" office:value-type="string">
            <text:p>MASS DEATH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SUM([.F72:.U72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3:.U73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4:.U74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5:.U7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6:.U76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7:.U77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8:.U78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9:.U79])" office:value-type="float" office:value="0">
            <text:p>0</text:p>
          </table:table-cell>
          <table:table-cell table:number-columns-repeated="9"/>
          <table:table-cell table:style-name="ce7" table:number-columns-repeated="2"/>
          <table:table-cell/>
          <table:table-cell table:style-name="ce7"/>
          <table:table-cell table:number-columns-repeated="1006"/>
        </table:table-row>
        <table:table-row table:style-name="ro1">
          <table:table-cell table:number-columns-repeated="4"/>
          <table:table-cell table:formula="of:=SUM([.F80:.U80])" office:value-type="float" office:value="0">
            <text:p>0</text:p>
          </table:table-cell>
          <table:table-cell/>
          <table:table-cell table:style-name="ce7"/>
          <table:table-cell table:number-columns-repeated="3"/>
          <table:table-cell table:style-name="ce7" table:number-columns-repeated="3"/>
          <table:table-cell/>
          <table:table-cell table:style-name="ce7"/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number-columns-repeated="4"/>
          <table:table-cell table:formula="of:=SUM([.F81:.U81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82:.U82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Observations:</text:p>
          </table:table-cell>
          <table:table-cell table:style-name="Default"/>
          <table:table-cell office:value-type="string">
            <text:p>Same problem with Mass Death as previous. Cause: VX-Poison gas?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style-name="Default"/>
          <table:table-cell office:value-type="string">
            <text:p>Increase with DMA appears linear per tile, but decreases per tile when 4, compared to 3 or les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1" office:value-type="string">
            <text:p>ACCELERATOR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1" office:value-type="string">
            <text:p>NO CACHE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1" office:value-type="string">
            <text:p>NO INTERRUPT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>
            <text:p>NO DMA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5" office:value-type="string">
            <text:p>NOTE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SUM([.F93:.U93])" office:value-type="float" office:value="0">
            <text:p>0</text:p>
          </table:table-cell>
          <table:table-cell table:number-columns-repeated="16"/>
          <table:table-cell table:style-name="ce8"/>
          <table:table-cell table:number-columns-repeated="1002"/>
        </table:table-row>
        <table:table-row table:style-name="ro1">
          <table:table-cell table:number-columns-repeated="4"/>
          <table:table-cell table:formula="of:=SUM([.F94:.U94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95:.U9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96:.U96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97:.U97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98:.U98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99:.U99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100:.U100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101:.U101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102:.U102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103:.U103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104:.U104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105:.U105])" office:value-type="float" office:value="0">
            <text:p>0</text:p>
          </table:table-cell>
          <table:table-cell table:number-columns-repeated="9"/>
          <table:table-cell table:style-name="ce7" table:number-columns-repeated="2"/>
          <table:table-cell/>
          <table:table-cell table:style-name="ce7"/>
          <table:table-cell table:number-columns-repeated="1006"/>
        </table:table-row>
        <table:table-row table:style-name="ro1">
          <table:table-cell table:number-columns-repeated="4"/>
          <table:table-cell table:formula="of:=SUM([.F106:.U106])" office:value-type="float" office:value="0">
            <text:p>0</text:p>
          </table:table-cell>
          <table:table-cell/>
          <table:table-cell table:style-name="ce7"/>
          <table:table-cell table:number-columns-repeated="3"/>
          <table:table-cell table:style-name="ce7" table:number-columns-repeated="3"/>
          <table:table-cell/>
          <table:table-cell table:style-name="ce7"/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table:number-columns-repeated="4"/>
          <table:table-cell table:formula="of:=SUM([.F107:.U107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108:.U108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Observations: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</table:table>
      <table:table table:name="Ark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8.05.2015</text:date>, <text:time>17:36:18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2:29:31</meta:creation-date>
    <dc:date>2015-05-28T17:36:18</dc:date>
    <meta:editing-duration>PT2H28M</meta:editing-duration>
    <meta:editing-cycles>10</meta:editing-cycles>
    <meta:generator>OpenOffice/4.1.0$Unix OpenOffice.org_project/410m18$Build-9764</meta:generator>
    <meta:document-statistic meta:table-count="3" meta:cell-count="328" meta:object-count="0"/>
  </office:meta>
</office:document-meta>
</file>